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1.5in" fo:margin-left="-0.6833in" table:align="left"/>
    </style:style>
    <style:style style:name="Table1.A" style:family="table-column">
      <style:table-column-properties style:column-width="5.75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row-height="1.6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a62cf"/>
    </style:style>
    <style:style style:name="P2" style:family="paragraph" style:parent-style-name="Table_20_Contents">
      <style:paragraph-properties>
        <style:tab-stops>
          <style:tab-stop style:position="4.9339in" style:type="right"/>
        </style:tab-stops>
      </style:paragraph-properties>
      <style:text-properties officeooo:paragraph-rsid="004a5963"/>
    </style:style>
    <style:style style:name="P3" style:family="paragraph" style:parent-style-name="Table_20_Contents">
      <style:paragraph-properties>
        <style:tab-stops>
          <style:tab-stop style:position="4.9339in" style:type="right"/>
        </style:tab-stops>
      </style:paragraph-properties>
      <style:text-properties officeooo:paragraph-rsid="00557516"/>
    </style:style>
    <style:style style:name="P4" style:family="paragraph" style:parent-style-name="Table_20_Contents">
      <style:text-properties officeooo:paragraph-rsid="001a62cf"/>
    </style:style>
    <style:style style:name="P5" style:family="paragraph" style:parent-style-name="Text_20_body">
      <style:text-properties officeooo:paragraph-rsid="001a62cf"/>
    </style:style>
    <style:style style:name="P6" style:family="paragraph" style:parent-style-name="Heading_20_1">
      <style:paragraph-properties>
        <style:tab-stops>
          <style:tab-stop style:position="11.1354in" style:type="right"/>
        </style:tab-stops>
      </style:paragraph-properties>
      <style:text-properties officeooo:paragraph-rsid="005770ee"/>
    </style:style>
    <style:style style:name="P7" style:family="paragraph" style:parent-style-name="Heading_20_3">
      <style:paragraph-properties>
        <style:tab-stops>
          <style:tab-stop style:position="5.1874in" style:type="right"/>
        </style:tab-stops>
      </style:paragraph-properties>
    </style:style>
    <style:style style:name="T1" style:family="text">
      <style:text-properties officeooo:rsid="001d3545"/>
    </style:style>
    <style:style style:name="T2" style:family="text">
      <style:text-properties officeooo:rsid="002dff68"/>
    </style:style>
    <style:style style:name="T3" style:family="text">
      <style:text-properties officeooo:rsid="00343732"/>
    </style:style>
    <style:style style:name="T4" style:family="text">
      <style:text-properties officeooo:rsid="005575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a xlink:type="simple" xlink:href="relatorio://for%20each=%22w%20in%20weeks%22" text:style-name="Internet_20_link" text:visited-style-name="Visited_20_Internet_20_Link"><text:span text:style-name="T3">for each="w in weeks"</text:span></text:a></text:p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h text:style-name="P6" text:outline-level="1">Week <text:placeholder text:placeholder-type="text">&lt;w.weeknumber&gt;</text:placeholder><text:tab/><text:placeholder text:placeholder-type="text">&lt;w.month&gt;</text:placeholder></text:h>
          </table:table-cell>
          <table:covered-table-cell/>
        </table:table-row>
        <table:table-row table:style-name="Table1.2">
          <table:table-cell table:style-name="Table1.A2" office:value-type="string">
            <text:h text:style-name="P7" text:outline-level="3"><text:placeholder text:placeholder-type="text">&lt;w.mon.week_day&gt;</text:placeholder><text:tab/><text:placeholder text:placeholder-type="text">&lt;w.mon.day&gt;</text:placeholder></text:h>
            <text:p text:style-name="P2"><text:a xlink:type="simple" xlink:href="relatorio://for%20each=%22e%20in%20w.mon.events%22" text:style-name="Internet_20_link" text:visited-style-name="Visited_20_Internet_20_Link"><text:span text:style-name="T4">for each="e in w.mon.events"</text:span></text:a></text:p>
            <text:p text:style-name="P2"><text:placeholder text:placeholder-type="text">&lt;e&gt;</text:placeholder></text:p>
            <text:p text:style-name="P2"><text:a xlink:type="simple" xlink:href="relatorio:///for" text:style-name="Internet_20_link" text:visited-style-name="Visited_20_Internet_20_Link"><text:span text:style-name="T2">/for</text:span></text:a></text:p>
          </table:table-cell>
          <table:table-cell table:style-name="Table1.B2" office:value-type="string">
            <text:h text:style-name="P7" text:outline-level="3"><text:placeholder text:placeholder-type="text">&lt;w.fri.week_day&gt;</text:placeholder><text:tab/><text:placeholder text:placeholder-type="text">&lt;w.fri.day&gt;</text:placeholder></text:h>
            <text:p text:style-name="P3"><text:a xlink:type="simple" xlink:href="relatorio://for%20each=%22e%20in%20w.fri.events%22" text:style-name="Internet_20_link" text:visited-style-name="Visited_20_Internet_20_Link"><text:span text:style-name="T4">for each="e in w.fri.events"</text:span></text:a></text:p>
            <text:p text:style-name="P3"><text:placeholder text:placeholder-type="text">&lt;e&gt;</text:placeholder></text:p>
            <text:p text:style-name="P3"><text:a xlink:type="simple" xlink:href="relatorio:///for" text:style-name="Internet_20_link" text:visited-style-name="Visited_20_Internet_20_Link"><text:span text:style-name="T2">/for</text:span></text:a></text:p>
          </table:table-cell>
        </table:table-row>
        <table:table-row table:style-name="Table1.2">
          <table:table-cell table:style-name="Table1.A2" office:value-type="string">
            <text:h text:style-name="P7" text:outline-level="3"><text:placeholder text:placeholder-type="text">&lt;w.tue.week_day&gt;</text:placeholder><text:tab/><text:placeholder text:placeholder-type="text">&lt;w.tue.day&gt;</text:placeholder></text:h>
            <text:p text:style-name="P3"><text:a xlink:type="simple" xlink:href="relatorio://for%20each=%22e%20in%20w.tue.events%22" text:style-name="Internet_20_link" text:visited-style-name="Visited_20_Internet_20_Link"><text:span text:style-name="T4">for each="e in w.tue.events"</text:span></text:a></text:p>
            <text:p text:style-name="P3"><text:placeholder text:placeholder-type="text">&lt;e&gt;</text:placeholder></text:p>
            <text:p text:style-name="P3"><text:a xlink:type="simple" xlink:href="relatorio:///for" text:style-name="Internet_20_link" text:visited-style-name="Visited_20_Internet_20_Link"><text:span text:style-name="T2">/for</text:span></text:a></text:p>
          </table:table-cell>
          <table:table-cell table:style-name="Table1.B2" office:value-type="string">
            <text:h text:style-name="P7" text:outline-level="3"><text:placeholder text:placeholder-type="text">&lt;w.sat.week_day&gt;</text:placeholder><text:tab/><text:placeholder text:placeholder-type="text">&lt;w.sat.day&gt;</text:placeholder></text:h>
            <text:p text:style-name="P3"><text:a xlink:type="simple" xlink:href="relatorio://for%20each=%22e%20in%20w.sat.events%22" text:style-name="Internet_20_link" text:visited-style-name="Visited_20_Internet_20_Link"><text:span text:style-name="T4">for each="e in w.sat.events"</text:span></text:a></text:p>
            <text:p text:style-name="P3"><text:placeholder text:placeholder-type="text">&lt;e&gt;</text:placeholder></text:p>
            <text:p text:style-name="P3"><text:a xlink:type="simple" xlink:href="relatorio:///for" text:style-name="Internet_20_link" text:visited-style-name="Visited_20_Internet_20_Link"><text:span text:style-name="T2">/for</text:span></text:a></text:p>
          </table:table-cell>
        </table:table-row>
        <table:table-row table:style-name="Table1.2">
          <table:table-cell table:style-name="Table1.A2" office:value-type="string">
            <text:h text:style-name="P7" text:outline-level="3"><text:placeholder text:placeholder-type="text">&lt;w.wed.week_day&gt;</text:placeholder><text:tab/><text:placeholder text:placeholder-type="text">&lt;w.wed.day&gt;</text:placeholder></text:h>
            <text:p text:style-name="P3"><text:a xlink:type="simple" xlink:href="relatorio://for%20each=%22e%20in%20w.wed.events%22" text:style-name="Internet_20_link" text:visited-style-name="Visited_20_Internet_20_Link"><text:span text:style-name="T4">for each="e in w.wed.events"</text:span></text:a></text:p>
            <text:p text:style-name="P3"><text:placeholder text:placeholder-type="text">&lt;e&gt;</text:placeholder></text:p>
            <text:p text:style-name="P3"><text:a xlink:type="simple" xlink:href="relatorio:///for" text:style-name="Internet_20_link" text:visited-style-name="Visited_20_Internet_20_Link"><text:span text:style-name="T2">/for</text:span></text:a></text:p>
          </table:table-cell>
          <table:table-cell table:style-name="Table1.B2" office:value-type="string">
            <text:h text:style-name="P7" text:outline-level="3"><text:placeholder text:placeholder-type="text">&lt;w.sun.week_day&gt;</text:placeholder><text:tab/><text:placeholder text:placeholder-type="text">&lt;w.sun.day&gt;</text:placeholder></text:h>
            <text:p text:style-name="P3"><text:a xlink:type="simple" xlink:href="relatorio://for%20each=%22e%20in%20w.sun.events%22" text:style-name="Internet_20_link" text:visited-style-name="Visited_20_Internet_20_Link"><text:span text:style-name="T4">for each="e in w.sun.events"</text:span></text:a></text:p>
            <text:p text:style-name="P3"><text:placeholder text:placeholder-type="text">&lt;e&gt;</text:placeholder></text:p>
            <text:p text:style-name="P3"><text:a xlink:type="simple" xlink:href="relatorio:///for" text:style-name="Internet_20_link" text:visited-style-name="Visited_20_Internet_20_Link"><text:span text:style-name="T2">/for</text:span></text:a></text:p>
          </table:table-cell>
        </table:table-row>
        <text:soft-page-break/>
        <table:table-row table:style-name="Table1.2">
          <table:table-cell table:style-name="Table1.A2" office:value-type="string">
            <text:h text:style-name="P7" text:outline-level="3"><text:placeholder text:placeholder-type="text">&lt;w.thu.week_day&gt;</text:placeholder><text:tab/><text:placeholder text:placeholder-type="text">&lt;w.thu.day&gt;</text:placeholder></text:h>
            <text:p text:style-name="P3"><text:a xlink:type="simple" xlink:href="relatorio://for%20each=%22e%20in%20w.thu.events%22" text:style-name="Internet_20_link" text:visited-style-name="Visited_20_Internet_20_Link"><text:span text:style-name="T4">for each="e in w.thu.events"</text:span></text:a></text:p>
            <text:p text:style-name="P3"><text:placeholder text:placeholder-type="text">&lt;e&gt;</text:placeholder></text:p>
            <text:p text:style-name="P3"><text:a xlink:type="simple" xlink:href="relatorio:///for" text:style-name="Internet_20_link" text:visited-style-name="Visited_20_Internet_20_Link"><text:span text:style-name="T2">/for</text:span></text:a></text:p>
          </table:table-cell>
          <table:table-cell table:style-name="Table1.B2" office:value-type="string">
            <text:p text:style-name="P4"/>
          </table:table-cell>
        </table:table-row>
      </table:table>
      <text:p text:style-name="P1"><text:a xlink:type="simple" xlink:href="relatorio:///for" text:style-name="Internet_20_link" text:visited-style-name="Visited_20_Internet_20_Link"><text:span text:style-name="T1">/for</text:span></text:a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fo:font-size="10pt" style:text-underline-style="dotted" style:text-underline-width="auto" style:text-underline-color="font-color" style:font-size-asian="10.5pt"/>
    </style:style>
    <style:style style:name="Internet_20_link" style:display-name="Internet link" style:family="text">
      <style:text-properties fo:color="#ff33ff" style:font-name="Liberation Mono" fo:font-family="'Liberation Mono'" style:font-style-name="Bold" style:font-family-generic="modern" style:font-pitch="fixed" fo:font-size="8pt" fo:language="zxx" fo:country="none" style:text-underline-style="solid" style:text-underline-width="auto" style:text-underline-color="font-color" fo:font-weight="bold" fo:background-color="transparent" style:font-size-asian="10.5pt" style:language-asian="zxx" style:country-asian="none" style:language-complex="zxx" style:country-complex="none" loext:shadow="non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168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7T11:44:33.220802032</meta:creation-date>
    <dc:date>2015-12-30T22:55:27.542211154</dc:date>
    <meta:editing-duration>PT12H48M40S</meta:editing-duration>
    <meta:editing-cycles>80</meta:editing-cycles>
    <meta:generator>LibreOffice/5.0.2.2$Linux_X86_64 LibreOffice_project/00m0$Build-2</meta:generator>
    <meta:document-statistic meta:table-count="1" meta:image-count="0" meta:object-count="0" meta:page-count="2" meta:paragraph-count="32" meta:word-count="64" meta:character-count="496" meta:non-whitespace-character-count="462"/>
  </office:meta>
</office:document-meta>
</file>